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cff62" officeooo:paragraph-rsid="001cff62"/>
    </style:style>
    <style:style style:name="P2" style:family="paragraph" style:parent-style-name="Text_20_body" style:list-style-name="L1">
      <style:text-properties fo:font-style="normal" officeooo:rsid="001cff62" officeooo:paragraph-rsid="001cff62" style:font-style-asian="normal" style:font-style-complex="normal"/>
    </style:style>
    <style:style style:name="P3" style:family="paragraph" style:parent-style-name="Text_20_body" style:list-style-name="L2">
      <style:text-properties fo:font-style="normal" officeooo:rsid="001cff62" officeooo:paragraph-rsid="001cff62" style:font-style-asian="normal" style:font-style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style="normal" officeooo:rsid="001cff62" officeooo:paragraph-rsid="001cff62" style:font-style-asian="normal" style:font-style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2pt" fo:font-style="normal" fo:font-weight="normal" officeooo:rsid="001cff62" officeooo:paragraph-rsid="001cff6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1e8c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e8c7c" style:font-size-asian="11pt" style:font-weight-asian="bold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bold" style:font-size-asian="10.5pt" style:font-weight-asian="bold" style:font-size-complex="12pt" style:font-weight-complex="bold"/>
    </style:style>
    <style:style style:name="T10" style:family="text">
      <style:text-properties fo:font-size="12pt" fo:font-style="normal" fo:font-weight="normal" officeooo:rsid="001e8c7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bold" officeooo:rsid="001e8c7c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italic" fo:font-weight="bold" officeooo:rsid="001e8c7c" style:font-size-asian="10.5pt" style:font-style-asian="italic" style:font-weight-asian="bold" style:font-size-complex="1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rukcja do aplikacji konsolowej do projektu z <text:span text:style-name="T3">Modele I metryki jakości w inżynierii oprogramowania</text:span></text:h>
      <text:list xml:id="list6057734654003659693" text:style-name="L1">
        <text:list-item>
          <text:p text:style-name="P1"><text:span text:style-name="T3">Zainstalować serwer </text:span><text:span text:style-name="T1">nodejs </text:span><text:span text:style-name="T3">(link: </text:span><text:span text:style-name="T1">http://nodejs.org/download/</text:span><text:span text:style-name="T3">)</text:span></text:p>
        </text:list-item>
        <text:list-item>
          <text:p text:style-name="P2">Poleceniem <text:span text:style-name="T1">npm install </text:span><text:span text:style-name="T2">&lt;nazwa pakietu&gt;</text:span><text:span text:style-name="T1"> </text:span>zainstalować pakiety:</text:p>
        </text:list-item>
      </text:list>
      <text:list xml:id="list2210850946988608815" text:style-name="L2">
        <text:list-item>
          <text:p text:style-name="P3">csv-parse</text:p>
        </text:list-item>
        <text:list-item>
          <text:p text:style-name="P3">csv-stringify</text:p>
        </text:list-item>
        <text:list-item>
          <text:p text:style-name="P3">moment</text:p>
        </text:list-item>
        <text:list-item>
          <text:p text:style-name="P3">fs</text:p>
        </text:list-item>
        <text:list-item>
          <text:p text:style-name="P3">bz</text:p>
        </text:list-item>
      </text:list>
      <text:list xml:id="list180315592976946" text:continue-list="list6057734654003659693" text:style-name="L1">
        <text:list-item>
          <text:p text:style-name="P4"><text:s/>Poleceniem <text:line-break/><text:span text:style-name="T7">node csvParser.js &lt;bugzilla login&gt; &lt;bugzilla <text:s/>password&gt; &lt;input csv file&gt; &lt;output csv file&gt;</text:span><text:span text:style-name="T4"><text:line-break/></text:span><text:span text:style-name="T8">uruchomić apilikacje </text:span></text:p>
          <text:p text:style-name="P6"><text:span text:style-name="T10">Przykład wykonywania aplikacji z poziomu folderu w którym znajduje się plik </text:span><text:span text:style-name="T12">csvParser.js</text:span><text:span text:style-name="T11"> </text:span><text:span text:style-name="T10">i plik </text:span><text:span text:style-name="T12">buglist.csv</text:span><text:span text:style-name="T10">, plik docelowy – </text:span><text:span text:style-name="T12">buglist_output.csv</text:span><text:span text:style-name="T10">: <text:line-break/></text:span><text:span text:style-name="T11">node csvParser.js MAIL@MAIL.COM PASSWORD buglist.csv buglist_output.csv</text:span></text:p>
        </text:list-item>
        <text:list-item>
          <text:p text:style-name="P5">Zaczekać aż aplikacja wykona się (może zająć nawet więcej niż 60 min) i sprawdzić wynik działania aplikacj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enya </meta:initial-creator>
    <meta:creation-date>2014-12-03T17:48:15.305694829</meta:creation-date>
    <dc:date>2014-12-03T18:03:14.301357000</dc:date>
    <dc:creator>zhenya </dc:creator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96" meta:character-count="717" meta:non-whitespace-character-count="635"/>
  </office:meta>
</office:document-meta>
</file>